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
            <text:p>Forecast</text:p>
          </table:table-cell>
          <table:table-cell table:style-name="ce7" office:value-type="string" office:string-value="Forecast. Details">
            <text:p>Forecast. Details</text:p>
          </table:table-cell>
          <table:table-cell table:style-name="ce7" office:value-type="string" office:string-value=""/>
          <table:table-cell table:style-name="ce7" office:value-type="string" office:string-value="Forecast">
            <text:p>Foreca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Forecast">
            <text:p>Forecast</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forecast sales or orders.">
            <text:p>A document used to forecast sales or order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Forecast. UBL Version Identifier. Identifier">
            <text:p>Forecast. UBL Version Identifier. Identifier</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Forecast. Customization Identifier. Identifier">
            <text:p>Forecast. Customization Identifier. Identifier</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Forecast. Profile Identifier. Identifier">
            <text:p>Forecast. Profile Identifier. Identifier</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Forecast. Profile Execution Identifier. Identifier">
            <text:p>Forecast. Profile Execution Identifier. Identifier</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Forecast. Identifier">
            <text:p>Forecast. Identifier</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Forecast Number">
            <text:p>Forecast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Forecast. Copy_ Indicator. Indicator">
            <text:p>Forecast. Copy_ Indicator. Indicator</text:p>
          </table:table-cell>
          <table:table-cell table:style-name="ce8" office:value-type="string" office:string-value=""/>
          <table:table-cell office:value-type="string" table:style-name="ce8" office:string-value="Forecast">
            <text:p>Forecas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Forecast. UUID. Identifier">
            <text:p>Forecast. UUID. Identifier</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Forecast. Issue Date. Date">
            <text:p>Forecast. Issue Date. Date</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Forecast Date">
            <text:p>Forecast Date</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Forecast. Issue Time. Time">
            <text:p>Forecast. Issue Time. Time</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Forecast. Note. Text">
            <text:p>Forecast. Note. Text</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8" office:string-value="Forecast. Version. Identifier">
            <text:p>Forecast. Version. Identifier</text:p>
          </table:table-cell>
          <table:table-cell table:style-name="ce8" office:value-type="string" office:string-value=""/>
          <table:table-cell office:value-type="string" table:style-name="ce8" office:string-value="Forecast">
            <text:p>Forecast</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3]&lt;&gt;&quot;&quot;;CONCATENATE([.F13];&quot; &quot;;[.G13]);[.G13])"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3]&lt;&gt;&quot;&quot;;CONCATENATE([.J13];&quot;_ &quot;;[.I13];&quot;. Type&quot;);CONCATENATE([.I1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current version of this document.">
            <text:p>Identifies the current version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BasedOnConsensusIndicator">
            <text:p>BasedOnConsensusIndicator</text:p>
          </table:table-cell>
          <table:table-cell office:value-type="string" table:style-name="ce8" office:string-value="Forecast. Based On Consensus_ Indicator. Indicator">
            <text:p>Forecast. Based On Consensus_ Indicator. Indicator</text:p>
          </table:table-cell>
          <table:table-cell table:style-name="ce8" office:value-type="string" office:string-value=""/>
          <table:table-cell office:value-type="string" table:style-name="ce8" office:string-value="Forecast">
            <text:p>Forecast</text:p>
          </table:table-cell>
          <table:table-cell office:value-type="string" table:style-name="ce8" office:string-value="Based On Consensus">
            <text:p>Based On Consensus</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14]&lt;&gt;&quot;&quot;;CONCATENATE([.F14];&quot; &quot;;[.G14]);[.G14])"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14]&lt;&gt;&quot;&quot;;CONCATENATE([.J14];&quot;_ &quot;;[.I14];&quot;. Type&quot;);CONCATENATE([.I14];&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e Forecast is based on consensus (true) or not (false).">
            <text:p>Indicates whether the Forecast is based on consensus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ForecastPurposeCode">
            <text:p>ForecastPurposeCode</text:p>
          </table:table-cell>
          <table:table-cell office:value-type="string" table:style-name="ce8" office:string-value="Forecast. Forecast_ Purpose Code. Code">
            <text:p>Forecast. Forecast_ Purpose Code. Code</text:p>
          </table:table-cell>
          <table:table-cell table:style-name="ce8" office:value-type="string" office:string-value=""/>
          <table:table-cell office:value-type="string" table:style-name="ce8" office:string-value="Forecast">
            <text:p>Forecast</text:p>
          </table:table-cell>
          <table:table-cell office:value-type="string" table:style-name="ce8" office:string-value="Forecast">
            <text:p>Forecast</text:p>
          </table:table-cell>
          <table:table-cell office:value-type="string" table:style-name="ce8" office:string-value="Purpose">
            <text:p>Purpose</text:p>
          </table:table-cell>
          <table:table-cell office:value-type="string" table:style-name="ce8" office:string-value="Code">
            <text:p>Code</text:p>
          </table:table-cell>
          <table:table-cell office:value-type="string" table:style-name="ce3" table:formula="of:=IF([.F15]&lt;&gt;&quot;&quot;;CONCATENATE([.F15];&quot; &quot;;[.G15]);[.G15])" office:string-value="Purpose Code">
            <text:p>Purpos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5]&lt;&gt;&quot;&quot;;CONCATENATE([.J15];&quot;_ &quot;;[.I15];&quot;. Type&quot;);CONCATENATE([.I15];&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 code signifying the purpose of the Forecast document.">
            <text:p>A code signifying the purpose of the Forecast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9" office:value-type="string" office:string-value="Forecast. Forecast_ Period. Period">
            <text:p>Forecast. Forecast_ Period. Period</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Forecast">
            <text:p>Forecast</text:p>
          </table:table-cell>
          <table:table-cell table:style-name="ce9" office:value-type="string" office:string-value=""/>
          <table:table-cell table:style-name="ce9" office:value-type="string" office:string-value=""/>
          <table:table-cell table:style-name="ce9" table:formula="of:=[.M16]"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eriod to which the Forecast applies.">
            <text:p>The period to which the Forecast appli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9" office:value-type="string" office:string-value="Forecast. Additional_ Document Reference. Document Reference">
            <text:p>Forecast. Additional_ Document Reference. Document Reference</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Forecast. Signature">
            <text:p>Forecast. Signature</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9" office:value-type="string" office:string-value="Forecast. Sender_ Party. Party">
            <text:p>Forecast. Sender_ Party. Party</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9" office:value-type="string" office:string-value="Forecast. Receiver_ Party. Party">
            <text:p>Forecast. Receiver_ Party. Party</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9" office:value-type="string" office:string-value="Forecast. Buyer_ Customer Party. Customer Party">
            <text:p>Forecast. Buyer_ Customer Party. Customer Party</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1]"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9" office:value-type="string" office:string-value="Forecast. Seller_ Supplier Party. Supplier Party">
            <text:p>Forecast. Seller_ Supplier Party. Supplier Party</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2]"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Line">
            <text:p>ForecastLine</text:p>
          </table:table-cell>
          <table:table-cell table:style-name="ce9" office:value-type="string" office:string-value="Forecast. Forecast Line">
            <text:p>Forecast. Forecast Line</text:p>
          </table:table-cell>
          <table:table-cell table:style-name="ce9" office:value-type="string" office:string-value=""/>
          <table:table-cell table:style-name="ce9" office:value-type="string" office:string-value="Forecast">
            <text:p>Foreca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Forecast Line">
            <text:p>Forecast Line</text:p>
          </table:table-cell>
          <table:table-cell table:style-name="ce9" office:value-type="string" office:string-value="Forecast Line">
            <text:p>Forecast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Forecast Line">
            <text:p>Forecast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Forecast Line.">
            <text:p>A Forecast Lin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